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d4ea6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d4ea6b" fo:border-left="none" fo:border-right="none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ee7e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e7e5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ee7e5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Cliente1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10/24</text:p>
          </table:table-cell>
          <table:table-cell table:style-name="ce39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2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20/24</text:p>
          </table:table-cell>
          <table:table-cell table:style-name="ce39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R1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4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50.10/24</text:p>
          </table:table-cell>
          <table:table-cell table:style-name="ce41" office:value-type="string" calcext:value-type="string">
            <text:p>2001:db8:2021:5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2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50.20/24</text:p>
          </table:table-cell>
          <table:table-cell table:style-name="ce41" office:value-type="string" calcext:value-type="string">
            <text:p>2001:db8:2021:50::2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100.100/24</text:p>
          </table:table-cell>
          <table:table-cell table:style-name="ce42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web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10/24</text:p>
          </table:table-cell>
          <table:table-cell table:style-name="ce45" office:value-type="string" calcext:value-type="string">
            <text:p>2001:db8:2021:100::1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ftp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20/24</text:p>
          </table:table-cell>
          <table:table-cell table:style-name="ce45" office:value-type="string" calcext:value-type="string">
            <text:p>2001:db8:2021:10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ssh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30/24</text:p>
          </table:table-cell>
          <table:table-cell table:style-name="ce45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3" table:number-rows-repeated="4">
          <table:table-cell table:style-name="Default"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0:54:25.90625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1:04:51.146970335</meta:creation-date>
    <dc:date>2021-06-08T20:57:37.594117596</dc:date>
    <meta:editing-duration>PT19M10S</meta:editing-duration>
    <meta:editing-cycles>10</meta:editing-cycles>
    <meta:generator>LibreOffice/6.4.7.2$Linux_X86_64 LibreOffice_project/40$Build-2</meta:generator>
    <meta:document-statistic meta:table-count="1" meta:cell-count="37" meta:object-count="0"/>
  </office:meta>
</office:document-meta>
</file>